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.278in" fo:margin-bottom="0.083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top="0.25in" fo:margin-bottom="0.083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5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6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7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8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9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10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1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text-underline-style="solid" style:text-underline-width="auto" style:text-underline-color="font-color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27fc97f5-7fff-dd51-2b92-6d8b70362faa"/>Getting familiar with Neodymium</text:h>
      <text:p text:style-name="P3"><text:span text:style-name="T1">Neodymium wiki: </text:span><text:a xlink:type="simple" xlink:href="https://github.com/Xceptance/neodymium-library/wiki" text:style-name="Internet_20_link" text:visited-style-name="Visited_20_Internet_20_Link"><text:span text:style-name="T3">https://github.com/Xceptance/neodymium-library/wiki</text:span></text:a></text:p>
      <text:p text:style-name="P3"><text:span text:style-name="T1">Page Object Pattern: </text:span><text:a xlink:type="simple" xlink:href="https://github.com/Xceptance/neodymium-library/wiki/Page-Objects" text:style-name="Internet_20_link" text:visited-style-name="Visited_20_Internet_20_Link"><text:span text:style-name="T3">https://github.com/Xceptance/neodymium-library/wiki/Page-Objects</text:span></text:a><text:span text:style-name="T2"> </text:span></text:p>
      <text:p text:style-name="P3"><text:span text:style-name="T1">Template project: </text:span><text:a xlink:type="simple" xlink:href="https://github.com/Xceptance/neodymium-template" text:style-name="Internet_20_link" text:visited-style-name="Visited_20_Internet_20_Link"><text:span text:style-name="T3">https://github.com/Xceptance/neodymium-template</text:span></text:a></text:p>
      <text:p text:style-name="P3"><text:span text:style-name="T1">Selenide:</text:span><text:a xlink:type="simple" xlink:href="https://selenide.org/documentation.html" text:style-name="Internet_20_link" text:visited-style-name="Visited_20_Internet_20_Link"><text:span text:style-name="T4"> </text:span></text:a><text:a xlink:type="simple" xlink:href="https://selenide.org/documentation.html" text:style-name="Internet_20_link" text:visited-style-name="Visited_20_Internet_20_Link"><text:span text:style-name="T3">https://selenide.org/documentation.html</text:span></text:a></text:p>
      <text:p text:style-name="P3"><text:span text:style-name="T1">CSS Locators: </text:span><text:a xlink:type="simple" xlink:href="https://www.w3schools.com/cssref/css_selectors.asp" text:style-name="Internet_20_link" text:visited-style-name="Visited_20_Internet_20_Link"><text:span text:style-name="T3">https://www.w3schools.com/cssref/css_selectors.asp</text:span></text:a><text:span text:style-name="T2"> </text:span></text:p>
      <text:p text:style-name="P3"><text:span text:style-name="T1">Reliable locators:  </text:span><text:a xlink:type="simple" xlink:href="https://blog.mozilla.org/fxtesteng/2013/09/26/writing-reliable-locators-for-selenium-and-webdriver-tests/" text:style-name="Internet_20_link" text:visited-style-name="Visited_20_Internet_20_Link"><text:span text:style-name="T3">https://blog.mozilla.org/fxtesteng/2013/09/26/writing-reliable-locators-for-selenium-and-webdriver-tests/</text:span></text:a><text:span text:style-name="T2"> </text:span></text:p>
      <text:p text:style-name="Text_20_body"/>
      <text:p text:style-name="P3"><text:span text:style-name="T1">General test automation coding hints </text:span><text:a xlink:type="simple" xlink:href="https://docs.google.com/document/d/1b-YzU_EoY9rYjiNqlHe0G_nxJ7u9PZ-J1v44bkIc5QA/edit#heading=h.f79kg9uaz475" text:style-name="Internet_20_link" text:visited-style-name="Visited_20_Internet_20_Link"><text:span text:style-name="T3">Neodymium projects guidelines</text:span></text:a></text:p>
      <text:p text:style-name="Text_20_body"/>
      <text:p text:style-name="P11">In general TA for tutorials if you have time and nothing else to do: </text:p>
      <text:p text:style-name="P3"><text:span text:style-name="T1">Web UI JAVA: </text:span><text:a xlink:type="simple" xlink:href="https://testautomationu.applitools.com/learningpaths.html?id=web-ui-java-path" text:style-name="Internet_20_link" text:visited-style-name="Visited_20_Internet_20_Link"><text:span text:style-name="T3">https://testautomationu.applitools.com/learningpaths.html?id=web-ui-java-path</text:span></text:a><text:span text:style-name="T2"> </text:span></text:p>
      <text:h text:style-name="P1" text:outline-level="1">System setup</text:h>
      <text:list xml:id="list1416664268" text:style-name="L1">
        <text:list-item>
          <text:p text:style-name="P12">Install Java</text:p>
        </text:list-item>
        <text:list-item>
          <text:p text:style-name="P12">Install Maven (not needed in the beginning)</text:p>
        </text:list-item>
        <text:list-item>
          <text:p text:style-name="P12">Install Eclipse</text:p>
          <text:list>
            <text:list-item>
              <text:p text:style-name="P12">Eclipse 2022-03</text:p>
            </text:list-item>
            <text:list-item>
              <text:p text:style-name="P12">JUnit4</text:p>
            </text:list-item>
            <text:list-item>
              <text:p text:style-name="P4"><text:a xlink:type="simple" xlink:href="https://drive.google.com/file/d/1SfjTLHEv2bZtFZbwTxdOM03P4hs1_FfC/view?usp=sharing" text:style-name="Internet_20_link" text:visited-style-name="Visited_20_Internet_20_Link"><text:span text:style-name="T3">Code formatter</text:span></text:a></text:p>
            </text:list-item>
          </text:list>
        </text:list-item>
        <text:list-item>
          <text:p text:style-name="P4"><text:span text:style-name="T1">Install </text:span><text:a xlink:type="simple" xlink:href="https://chromedriver.chromium.org/downloads" text:style-name="Internet_20_link" text:visited-style-name="Visited_20_Internet_20_Link"><text:span text:style-name="T3">chromedriver</text:span></text:a></text:p>
          <text:list>
            <text:list-item>
              <text:p text:style-name="P12">Add to path</text:p>
            </text:list-item>
          </text:list>
        </text:list-item>
      </text:list>
      <text:p text:style-name="Text_20_body"/>
      <text:h text:style-name="P1" text:outline-level="1">Task 0: Learn Base Technologies</text:h>
      <text:p text:style-name="P11">If you just learned about CSS locators let’s start by getting familiar with them and play this little game: </text:p>
      <text:list xml:id="list3896752142" text:style-name="L2">
        <text:list-item>
          <text:p text:style-name="P5"><text:a xlink:type="simple" xlink:href="https://flukeout.github.io/" text:style-name="Internet_20_link" text:visited-style-name="Visited_20_Internet_20_Link"><text:span text:style-name="T3">https://flukeout.github.io/</text:span></text:a></text:p>
        </text:list-item>
      </text:list>
      <text:p text:style-name="P3"><text:span text:style-name="T1"><text:line-break/>Also if you are new to version control systems, you might want to start with having a look at git, and start with these: </text:span></text:p>
      <text:p text:style-name="Text_20_body"/>
      <text:list xml:id="list3899069108" text:style-name="L3">
        <text:list-item>
          <text:p text:style-name="P6"><text:a xlink:type="simple" xlink:href="https://www.codecademy.com/courses/learn-git/lessons/git-workflow/exercises/hello-git" text:style-name="Internet_20_link" text:visited-style-name="Visited_20_Internet_20_Link"><text:span text:style-name="T3">https://www.codecademy.com/courses/learn-git/lessons/git-workflow/exercises/hello-git</text:span></text:a></text:p>
        </text:list-item>
        <text:list-item>
          <text:p text:style-name="P6"><text:a xlink:type="simple" xlink:href="https://learngitbranching.js.org/" text:style-name="Internet_20_link" text:visited-style-name="Visited_20_Internet_20_Link"><text:span text:style-name="T3">https://learngitbranching.js.org/</text:span></text:a></text:p>
        </text:list-item>
      </text:list>
      <text:p text:style-name="Text_20_body"><text:soft-page-break/></text:p>
      <text:p text:style-name="P11">Another base technology which can be quite helpful are regular expressions (or regex). If you don’t what this is check here:</text:p>
      <text:list xml:id="list3575514468" text:style-name="L4">
        <text:list-item>
          <text:p text:style-name="P7"><text:a xlink:type="simple" xlink:href="https://regexlearn.com/learn/regex101" text:style-name="Internet_20_link" text:visited-style-name="Visited_20_Internet_20_Link"><text:span text:style-name="T3">https://regexlearn.com/learn/regex101</text:span></text:a></text:p>
        </text:list-item>
        <text:list-item>
          <text:p text:style-name="P7"><text:a xlink:type="simple" xlink:href="https://regexcrossword.com/" text:style-name="Internet_20_link" text:visited-style-name="Visited_20_Internet_20_Link"><text:span text:style-name="T3">https://regexcrossword.com/</text:span></text:a><text:span text:style-name="T1"> (advanced)</text:span></text:p>
        </text:list-item>
      </text:list>
      <text:h text:style-name="P1" text:outline-level="1">Task 1: Prepare test suite in GitLab</text:h>
      <text:list xml:id="list733419132" text:style-name="L5">
        <text:list-item>
          <text:p text:style-name="P8"><text:span text:style-name="T1">Clone project from Gitlab (ask </text:span><text:a xlink:type="simple" xlink:href="mailto:b.weigel@xceptance.com" text:style-name="Internet_20_link" text:visited-style-name="Visited_20_Internet_20_Link"><text:span text:style-name="T3">Bernd Weigel</text:span></text:a><text:span text:style-name="T1"> / </text:span><text:a xlink:type="simple" xlink:href="mailto:o.omelianchuk@xceptance.net" text:style-name="Internet_20_link" text:visited-style-name="Visited_20_Internet_20_Link"><text:span text:style-name="T3">Olha Omelianchuk</text:span></text:a><text:span text:style-name="T1">  for your repo)</text:span></text:p>
        </text:list-item>
        <text:list-item>
          <text:p text:style-name="P8"><text:span text:style-name="T1">Clone the </text:span><text:a xlink:type="simple" xlink:href="https://github.com/Xceptance/neodymium-template" text:style-name="Internet_20_link" text:visited-style-name="Visited_20_Internet_20_Link"><text:span text:style-name="T3">neodymium-template</text:span></text:a><text:span text:style-name="T1"> project</text:span></text:p>
        </text:list-item>
        <text:list-item>
          <text:p text:style-name="P13">Copy the template files/folders into your GitLab project and commit it</text:p>
          <text:list>
            <text:list-item>
              <text:p text:style-name="P13">Hint: There is already a README file in the GitLab project</text:p>
            </text:list-item>
          </text:list>
        </text:list-item>
        <text:list-item>
          <text:p text:style-name="P13">Ignore everything related to Cucumber (BDD) for the moment</text:p>
        </text:list-item>
        <text:list-item>
          <text:p text:style-name="P13">Add the project to your IDE (Eclipse)</text:p>
          <text:list>
            <text:list-item>
              <text:p text:style-name="P13">Use Import &gt; Existing Maven project</text:p>
            </text:list-item>
          </text:list>
        </text:list-item>
      </text:list>
      <text:h text:style-name="P1" text:outline-level="1">Task 2: Run HomePageTest locally </text:h>
      <text:list xml:id="list2259585057" text:style-name="L6">
        <text:list-item>
          <text:p text:style-name="P9"><text:span text:style-name="T1">Configure path to chromedriver if not added to system, see the </text:span><text:a xlink:type="simple" xlink:href="https://github.com/Xceptance/neodymium-library/wiki/How-to-set-up-a-WebDriver" text:style-name="Internet_20_link" text:visited-style-name="Visited_20_Internet_20_Link"><text:span text:style-name="T3">link</text:span></text:a><text:span text:style-name="T1"> for more information</text:span></text:p>
        </text:list-item>
        <text:list-item>
          <text:p text:style-name="P14">Run HomePageTest in Eclipse (otherwise you need to install Maven 3)</text:p>
        </text:list-item>
      </text:list>
      <text:h text:style-name="P1" text:outline-level="1">Task 3: Extend HomePageTest </text:h>
      <text:list xml:id="list576585046" text:style-name="L7">
        <text:list-item>
          <text:p text:style-name="P15">Get familiar with the  HomePageTest, HomePage and Title classes</text:p>
        </text:list-item>
        <text:list-item>
          <text:p text:style-name="P15">Think, what elements could be validated in the test</text:p>
        </text:list-item>
        <text:list-item>
          <text:p text:style-name="P15">Add validations to the validateStructure methods of the HomePage </text:p>
        </text:list-item>
        <text:list-item>
          <text:p text:style-name="P15">Implement a component for the header navigation</text:p>
          <text:list>
            <text:list-item>
              <text:p text:style-name="P15">Create class inheriting from AbstractComponent</text:p>
            </text:list-item>
            <text:list-item>
              <text:p text:style-name="P15">Implement expected/required methods</text:p>
            </text:list-item>
            <text:list-item>
              <text:p text:style-name="P15">Add this to the correct class so you can reuse it within future PageObjects</text:p>
            </text:list-item>
            <text:list-item>
              <text:p text:style-name="P15">Implement only the methods that you need for current tasks or that can be used with your current classes</text:p>
              <text:list>
                <text:list-item>
                  <text:p text:style-name="P15">goToHomePage</text:p>
                  <text:list>
                    <text:list-item>
                      <text:p text:style-name="P15">Use HomePage.isExpectedPage to make sure that the correct page was opened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Add a component covering the footer as well</text:p>
        </text:list-item>
      </text:list>
      <text:p text:style-name="Text_20_body"/>
      <text:h text:style-name="P1" text:outline-level="1"><text:soft-page-break/>Task 4.1: Add ServicePageTest (Localization)</text:h>
      <text:p text:style-name="P3"><text:span text:style-name="T1">Link:  </text:span><text:a xlink:type="simple" xlink:href="https://www.xceptance.com/en/services/" text:style-name="Internet_20_link" text:visited-style-name="Visited_20_Internet_20_Link"><text:span text:style-name="T3">Xceptance services page</text:span></text:a></text:p>
      <text:list xml:id="list885953757" text:style-name="L8">
        <text:list-item>
          <text:p text:style-name="P16">Scenario to implement:</text:p>
          <text:list>
            <text:list-item>
              <text:p text:style-name="P16">Open the HomePage</text:p>
            </text:list-item>
            <text:list-item>
              <text:p text:style-name="P16">Go to the service page</text:p>
            </text:list-item>
            <text:list-item>
              <text:p text:style-name="P16">Validate the structure of the service page</text:p>
            </text:list-item>
            <text:list-item>
              <text:p text:style-name="P16">Validate the content of the service page</text:p>
            </text:list-item>
          </text:list>
        </text:list-item>
      </text:list>
      <text:list xml:id="list587092735" text:style-name="L9">
        <text:list-item>
          <text:p text:style-name="P17">Create new page objects and components so we can reuse them in future tests</text:p>
        </text:list-item>
        <text:list-item>
          <text:p text:style-name="P17">Extend the header navigation component</text:p>
          <text:list>
            <text:list-item>
              <text:p text:style-name="P17">GoToServicePage</text:p>
            </text:list-item>
          </text:list>
        </text:list-item>
        <text:list-item>
          <text:p text:style-name="P17">Create ServicePageTest in the same package as HomePageTest</text:p>
          <text:list>
            <text:list-item>
              <text:p text:style-name="P17">Validate the structure of the page</text:p>
            </text:list-item>
            <text:list-item>
              <text:p text:style-name="P17">Validate content of the page</text:p>
              <text:list>
                <text:list-item>
                  <text:p text:style-name="P17">Use the localization feature of Neodymium </text:p>
                </text:list-item>
              </text:list>
            </text:list-item>
          </text:list>
        </text:list-item>
        <text:list-item>
          <text:p text:style-name="P17">Use methods from the new page objects in the ServicePageTest</text:p>
        </text:list-item>
        <text:list-item>
          <text:p text:style-name="P17">Check page objects and  components you have written in your previous tasks and add localization to them </text:p>
        </text:list-item>
      </text:list>
      <text:p text:style-name="Text_20_body"/>
      <text:p text:style-name="P24">Task 4.2: Add CareersPageTest</text:p>
      <text:p text:style-name="P3"><text:span text:style-name="T1">Do the same things as in 4.1 for </text:span><text:a xlink:type="simple" xlink:href="https://www.xceptance.com/en/careers/" text:style-name="Internet_20_link" text:visited-style-name="Visited_20_Internet_20_Link"><text:span text:style-name="T3">https://www.xceptance.com/en/careers/</text:span></text:a><text:span text:style-name="T2"> </text:span><text:span text:style-name="T1">and try to use all learnings from the first code review.</text:span></text:p>
      <text:h text:style-name="P1" text:outline-level="1">Task 5: Add Documentation Page test package</text:h>
      <text:p text:style-name="P3"><text:span text:style-name="T1">Link: </text:span><text:a xlink:type="simple" xlink:href="https://docs.xceptance.com/xlt" text:style-name="Internet_20_link" text:visited-style-name="Visited_20_Internet_20_Link"><text:span text:style-name="T3">XLT documentation</text:span></text:a><text:span text:style-name="T2"> </text:span></text:p>
      <text:list xml:id="list434712963" text:style-name="L10">
        <text:list-item>
          <text:p text:style-name="P18">Scenario to implement:</text:p>
          <text:list>
            <text:list-item>
              <text:p text:style-name="P18">Open the Xceptance HomePage</text:p>
            </text:list-item>
            <text:list-item>
              <text:p text:style-name="P18">Go to XLT Page</text:p>
            </text:list-item>
            <text:list-item>
              <text:p text:style-name="P18">Go to the documentation start page</text:p>
            </text:list-item>
            <text:list-item>
              <text:p text:style-name="P18">Open the User Manual Link</text:p>
            </text:list-item>
            <text:list-item>
              <text:p text:style-name="P18">Validate the structure of the documentation start page</text:p>
            </text:list-item>
          </text:list>
        </text:list-item>
        <text:list-item>
          <text:p text:style-name="P18">Use a new package for the documentation part</text:p>
        </text:list-item>
        <text:list-item>
          <text:p text:style-name="P18">New page objects (for pages and components on the page)</text:p>
          <text:list>
            <text:list-item>
              <text:p text:style-name="P18">Think about the current structure</text:p>
              <text:list>
                <text:list-item>
                  <text:p text:style-name="P18">Can you still use the same base classes?</text:p>
                </text:list-item>
                <text:list-item>
                  <text:p text:style-name="P18">Implement a solution using inheritance </text:p>
                </text:list-item>
                <text:list-item>
                  <text:p text:style-name="P18">Make sure your structure is easy to understand and to extend for the future</text:p>
                </text:list-item>
              </text:list>
            </text:list-item>
          </text:list>
        </text:list-item>
      </text:list>
      <text:p text:style-name="Text_20_body"/>
      <text:h text:style-name="P1" text:outline-level="1"><text:soft-page-break/>Task 6: Add Documentation Page search tests (Test data)</text:h>
      <text:list xml:id="list3857079721" text:style-name="L11">
        <text:list-item>
          <text:p text:style-name="P19">Scenario:</text:p>
          <text:list>
            <text:list-item>
              <text:p text:style-name="P19">Open the Xceptance HomePage</text:p>
            </text:list-item>
            <text:list-item>
              <text:p text:style-name="P19">Go to XLT Page</text:p>
            </text:list-item>
            <text:list-item>
              <text:p text:style-name="P19">Go to the documentation start page</text:p>
            </text:list-item>
            <text:list-item>
              <text:p text:style-name="P19">Open the User Manual Link</text:p>
            </text:list-item>
            <text:list-item>
              <text:p text:style-name="P19">Search for specific documentation with search phrases</text:p>
            </text:list-item>
          </text:list>
        </text:list-item>
        <text:list-item>
          <text:p text:style-name="P19">Implement the needed page objects and components</text:p>
        </text:list-item>
        <text:list-item>
          <text:p text:style-name="P19">Use Neodymiums test data concept to execute the same test method with different test data sets.</text:p>
        </text:list-item>
      </text:list>
      <text:p text:style-name="Text_20_body"/>
      <text:h text:style-name="P1" text:outline-level="1">Task 7: Extend all test with a mobile browser</text:h>
      <text:list xml:id="list3028814093" text:style-name="L12">
        <text:list-item>
          <text:p text:style-name="P20">Emulate some kind of iPhone using the chrome profile (see config/browser.properties)</text:p>
        </text:list-item>
        <text:list-item>
          <text:p text:style-name="P20">Add the new browser as a second browser to Abstract Test</text:p>
        </text:list-item>
        <text:list-item>
          <text:p text:style-name="P20">Adjust the neodymium.properties to have a matching breakpoint for mobile </text:p>
        </text:list-item>
        <text:list-item>
          <text:p text:style-name="P20">Use Neodymium.isMobile() to implement conditions in the page objects / components (maybe also test flow) where needed</text:p>
        </text:list-item>
      </text:list>
      <text:h text:style-name="P1" text:outline-level="1">Future ideas:</text:h>
      <text:list xml:id="list1441478349" text:style-name="L13">
        <text:list-item>
          <text:p text:style-name="P21">Create tests for :</text:p>
          <text:list>
            <text:list-item>
              <text:p text:style-name="P21">Cucumber</text:p>
            </text:list-item>
            <text:list-item>
              <text:p text:style-name="P21">Multi-language</text:p>
            </text:list-item>
            <text:list-item>
              <text:p text:style-name="P21">Mobile Multi-browser</text:p>
            </text:list-item>
          </text:list>
        </text:list-item>
      </text:list>
      <text:p text:style-name="Text_20_body"/>
      <text:h text:style-name="P2" text:outline-level="2">Learning Topics when waiting for reviews:</text:h>
      <text:list xml:id="list2037626746" text:style-name="L14">
        <text:list-item>
          <text:p text:style-name="P22">CSS: </text:p>
          <text:list>
            <text:list-item>
              <text:p text:style-name="P10"><text:a xlink:type="simple" xlink:href="https://www.w3schools.com/cssref/css_selectors.asp" text:style-name="Internet_20_link" text:visited-style-name="Visited_20_Internet_20_Link"><text:span text:style-name="T3">https://www.w3schools.com/cssref/css_selectors.asp</text:span></text:a><text:span text:style-name="T1"> </text:span></text:p>
            </text:list-item>
          </text:list>
        </text:list-item>
        <text:list-item>
          <text:p text:style-name="P22">Regex:</text:p>
          <text:list>
            <text:list-item>
              <text:p text:style-name="P10"><text:a xlink:type="simple" xlink:href="https://www.w3schools.com/java/java_regex.asp" text:style-name="Internet_20_link" text:visited-style-name="Visited_20_Internet_20_Link"><text:span text:style-name="T3">https://www.w3schools.com/java/java_regex.asp</text:span></text:a><text:span text:style-name="T1"> </text:span></text:p>
            </text:list-item>
            <text:list-item>
              <text:p text:style-name="P10"><text:a xlink:type="simple" xlink:href="https://regex101.com/" text:style-name="Internet_20_link" text:visited-style-name="Visited_20_Internet_20_Link"><text:span text:style-name="T3">https://regex101.com/</text:span></text:a><text:span text:style-name="T1"> change the flavor to Java before using </text:span></text:p>
            </text:list-item>
          </text:list>
        </text:list-item>
        <text:list-item>
          <text:p text:style-name="P22">XPath: </text:p>
          <text:list>
            <text:list-item>
              <text:p text:style-name="P10"><text:a xlink:type="simple" xlink:href="https://www.w3schools.com/xml/xpath_intro.asp" text:style-name="Internet_20_link" text:visited-style-name="Visited_20_Internet_20_Link"><text:span text:style-name="T3">https://www.w3schools.com/xml/xpath_intro.asp</text:span></text:a><text:span text:style-name="T1"> </text:span></text:p>
            </text:list-item>
          </text:list>
        </text:list-item>
        <text:list-item>
          <text:p text:style-name="P22"><text:soft-page-break/>JSON:</text:p>
          <text:list>
            <text:list-item>
              <text:p text:style-name="P10"><text:a xlink:type="simple" xlink:href="https://www.w3schools.com/js/js_json_intro.asp" text:style-name="Internet_20_link" text:visited-style-name="Visited_20_Internet_20_Link"><text:span text:style-name="T3">https://www.w3schools.com/js/js_json_intro.asp</text:span></text:a><text:span text:style-name="T1"> </text:span></text:p>
            </text:list-item>
          </text:list>
        </text:list-item>
        <text:list-item>
          <text:p text:style-name="P22">Java Lambdas</text:p>
          <text:list>
            <text:list-item>
              <text:p text:style-name="P10"><text:a xlink:type="simple" xlink:href="https://www.javatpoint.com/java-lambda-expressions" text:style-name="Internet_20_link" text:visited-style-name="Visited_20_Internet_20_Link"><text:span text:style-name="T3">https://www.javatpoint.com/java-lambda-expressions</text:span></text:a></text:p>
            </text:list-item>
            <text:list-item>
              <text:p text:style-name="P10"><text:a xlink:type="simple" xlink:href="https://www.baeldung.com/java-8-lambda-expressions-tips" text:style-name="Internet_20_link" text:visited-style-name="Visited_20_Internet_20_Link"><text:span text:style-name="T3">https://www.baeldung.com/java-8-lambda-expressions-tips</text:span></text:a></text:p>
            </text:list-item>
          </text:list>
        </text:list-item>
        <text:list-item>
          <text:p text:style-name="P22">YAML:</text:p>
          <text:list>
            <text:list-item>
              <text:p text:style-name="P22">Find a good introduction link</text:p>
            </text:list-item>
          </text:list>
        </text:list-item>
        <text:list-item>
          <text:p text:style-name="P22">Owner configuration</text:p>
        </text:list-item>
      </text:list>
      <text:p text:style-name="Text_20_body"/>
      <text:list xml:id="list1580746639" text:style-name="L15">
        <text:list-item>
          <text:p text:style-name="P23">Questions:</text:p>
          <text:list>
            <text:list-item>
              <text:p text:style-name="P23">What are the main differences between XPath and CSS (Pros and Cons)</text:p>
            </text:list-item>
            <text:list-item>
              <text:p text:style-name="P23">Where would I use one over the other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1:28:43.807587174</meta:creation-date>
    <dc:date>2023-11-30T11:29:07.903035461</dc:date>
    <meta:editing-duration>PT24S</meta:editing-duration>
    <meta:editing-cycles>1</meta:editing-cycles>
    <meta:document-statistic meta:table-count="0" meta:image-count="0" meta:object-count="0" meta:page-count="5" meta:paragraph-count="121" meta:word-count="839" meta:character-count="5569" meta:non-whitespace-character-count="4916"/>
    <meta:generator>LibreOffice/7.3.7.2$Linux_X86_64 LibreOffice_project/30$Build-2</meta:generator>
  </office:meta>
</office:document-meta>
</file>